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71ab4"/>
    </style:style>
    <style:style style:name="P7" style:family="paragraph" style:parent-style-name="Standard">
      <style:text-properties officeooo:rsid="00063182" officeooo:paragraph-rsid="0018cb4b"/>
    </style:style>
    <style:style style:name="P8" style:family="paragraph" style:parent-style-name="Standard">
      <style:text-properties officeooo:rsid="00063182" officeooo:paragraph-rsid="001d0462"/>
    </style:style>
    <style:style style:name="P9" style:family="paragraph" style:parent-style-name="Standard">
      <style:text-properties officeooo:rsid="00063182" officeooo:paragraph-rsid="001db672"/>
    </style:style>
    <style:style style:name="P10" style:family="paragraph" style:parent-style-name="Standard">
      <style:text-properties officeooo:rsid="00063182" officeooo:paragraph-rsid="00231474"/>
    </style:style>
    <style:style style:name="P11" style:family="paragraph" style:parent-style-name="Standard">
      <style:text-properties officeooo:rsid="00063182" officeooo:paragraph-rsid="00189ab7"/>
    </style:style>
    <style:style style:name="P12" style:family="paragraph" style:parent-style-name="Standard">
      <style:text-properties officeooo:rsid="00063182" officeooo:paragraph-rsid="00256dbe"/>
    </style:style>
    <style:style style:name="P13" style:family="paragraph" style:parent-style-name="Standard">
      <style:text-properties officeooo:rsid="00063182" officeooo:paragraph-rsid="002681aa"/>
    </style:style>
    <style:style style:name="P14" style:family="paragraph" style:parent-style-name="Standard">
      <style:text-properties officeooo:rsid="00063182" officeooo:paragraph-rsid="00280808"/>
    </style:style>
    <style:style style:name="P15" style:family="paragraph" style:parent-style-name="Standard">
      <style:text-properties officeooo:rsid="000d307a" officeooo:paragraph-rsid="000d307a"/>
    </style:style>
    <style:style style:name="P16" style:family="paragraph" style:parent-style-name="Standard">
      <style:text-properties officeooo:rsid="000d307a" officeooo:paragraph-rsid="00171ab4"/>
    </style:style>
    <style:style style:name="P17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1db672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Courier New" fo:font-size="11pt" fo:font-weight="bold" officeooo:rsid="000fe824" officeooo:paragraph-rsid="00189ab7" fo:background-color="#eeeeee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0f53db" officeooo:paragraph-rsid="000f53db"/>
    </style:style>
    <style:style style:name="P29" style:family="paragraph" style:parent-style-name="Standard">
      <style:text-properties officeooo:rsid="000f53db" officeooo:paragraph-rsid="00171ab4"/>
    </style:style>
    <style:style style:name="P30" style:family="paragraph" style:parent-style-name="Standard">
      <style:text-properties officeooo:rsid="000fe824" officeooo:paragraph-rsid="000fe824"/>
    </style:style>
    <style:style style:name="P31" style:family="paragraph" style:parent-style-name="Standard">
      <style:text-properties officeooo:paragraph-rsid="000fe824"/>
    </style:style>
    <style:style style:name="P32" style:family="paragraph" style:parent-style-name="Standard">
      <style:text-properties officeooo:rsid="0013ad00" officeooo:paragraph-rsid="0013ad00"/>
    </style:style>
    <style:style style:name="P33" style:family="paragraph" style:parent-style-name="Standard">
      <style:text-properties officeooo:rsid="0013ad00" officeooo:paragraph-rsid="00280808"/>
    </style:style>
    <style:style style:name="P34" style:family="paragraph" style:parent-style-name="Standard">
      <style:text-properties officeooo:rsid="00171ab4" officeooo:paragraph-rsid="00171ab4"/>
    </style:style>
    <style:style style:name="P35" style:family="paragraph" style:parent-style-name="Standard">
      <style:text-properties officeooo:rsid="00171ab4" officeooo:paragraph-rsid="00189ab7"/>
    </style:style>
    <style:style style:name="P36" style:family="paragraph" style:parent-style-name="Standard">
      <style:text-properties officeooo:rsid="00171ab4" officeooo:paragraph-rsid="00256dbe"/>
    </style:style>
    <style:style style:name="P37" style:family="paragraph" style:parent-style-name="Standard">
      <style:text-properties officeooo:rsid="0018cb4b" officeooo:paragraph-rsid="0018cb4b"/>
    </style:style>
    <style:style style:name="P38" style:family="paragraph" style:parent-style-name="Standard">
      <style:text-properties officeooo:rsid="001d0462" officeooo:paragraph-rsid="001d0462"/>
    </style:style>
    <style:style style:name="P39" style:family="paragraph" style:parent-style-name="Standard">
      <style:text-properties officeooo:rsid="001db672" officeooo:paragraph-rsid="001db672"/>
    </style:style>
    <style:style style:name="P40" style:family="paragraph" style:parent-style-name="Standard">
      <style:text-properties officeooo:rsid="001ea183" officeooo:paragraph-rsid="001ea183"/>
    </style:style>
    <style:style style:name="P41" style:family="paragraph" style:parent-style-name="Standard">
      <style:text-properties officeooo:rsid="00256dbe" officeooo:paragraph-rsid="00256dbe"/>
    </style:style>
    <style:style style:name="P42" style:family="paragraph" style:parent-style-name="Standard">
      <style:text-properties officeooo:rsid="000dffdc" officeooo:paragraph-rsid="000dffdc"/>
    </style:style>
    <style:style style:name="P43" style:family="paragraph" style:parent-style-name="Standard">
      <style:text-properties officeooo:rsid="00280808" officeooo:paragraph-rsid="00280808"/>
    </style:style>
    <style:style style:name="P44" style:family="paragraph" style:parent-style-name="Standard">
      <style:text-properties officeooo:rsid="0023d08e" officeooo:paragraph-rsid="00280808"/>
    </style:style>
    <style:style style:name="P45" style:family="paragraph" style:parent-style-name="Standard">
      <style:text-properties officeooo:rsid="0029b45f" officeooo:paragraph-rsid="0028f3a4"/>
    </style:style>
    <style:style style:name="P46" style:family="paragraph" style:parent-style-name="Standard">
      <style:text-properties officeooo:rsid="00063182" officeooo:paragraph-rsid="002abd0f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style:font-name="Courier New" fo:font-size="11pt" fo:font-weight="bold" officeooo:rsid="000fe824" fo:background-color="#eeeeee" loext:char-shading-value="0" style:font-size-asian="11pt" style:font-weight-asian="bold" style:font-size-complex="11pt" style:font-weight-complex="bold"/>
    </style:style>
    <style:style style:name="T14" style:family="text">
      <style:text-properties style:font-name="Courier New" fo:font-size="11pt" fo:font-weight="bold" officeooo:rsid="00171ab4" fo:background-color="#eeeeee" loext:char-shading-value="0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font-weight="bold" officeooo:rsid="00189ab7" fo:background-color="#eeeeee" loext:char-shading-value="0" style:font-size-asian="11pt" style:font-weight-asian="bold" style:font-size-complex="11pt" style:font-weight-complex="bold"/>
    </style:style>
    <style:style style:name="T16" style:family="text">
      <style:text-properties style:font-name="Courier New" fo:font-size="11pt" fo:font-weight="bold" officeooo:rsid="00256dbe" fo:background-color="#eeeeee" loext:char-shading-value="0" style:font-size-asian="11pt" style:font-weight-asian="bold" style:font-size-complex="11pt" style:font-weight-complex="bold"/>
    </style:style>
    <style:style style:name="T17" style:family="text">
      <style:text-properties officeooo:rsid="0011ef1d"/>
    </style:style>
    <style:style style:name="T18" style:family="text">
      <style:text-properties officeooo:rsid="0013ad00"/>
    </style:style>
    <style:style style:name="T19" style:family="text">
      <style:text-properties officeooo:rsid="001562ce"/>
    </style:style>
    <style:style style:name="T20" style:family="text">
      <style:text-properties officeooo:rsid="00171ab4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85ca" style:font-style-asian="italic" style:font-weight-asian="bold" style:font-style-complex="italic" style:font-weight-complex="bold"/>
    </style:style>
    <style:style style:name="T23" style:family="text">
      <style:text-properties officeooo:rsid="00175a40"/>
    </style:style>
    <style:style style:name="T24" style:family="text">
      <style:text-properties officeooo:rsid="00189ab7"/>
    </style:style>
    <style:style style:name="T25" style:family="text">
      <style:text-properties officeooo:rsid="0018cb4b"/>
    </style:style>
    <style:style style:name="T26" style:family="text">
      <style:text-properties officeooo:rsid="001a3e1a"/>
    </style:style>
    <style:style style:name="T27" style:family="text">
      <style:text-properties officeooo:rsid="001d046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ea183"/>
    </style:style>
    <style:style style:name="T30" style:family="text">
      <style:text-properties officeooo:rsid="00231474"/>
    </style:style>
    <style:style style:name="T31" style:family="text">
      <style:text-properties officeooo:rsid="002385ca"/>
    </style:style>
    <style:style style:name="T32" style:family="text">
      <style:text-properties officeooo:rsid="00256dbe"/>
    </style:style>
    <style:style style:name="T33" style:family="text">
      <style:text-properties officeooo:rsid="00280808"/>
    </style:style>
    <style:style style:name="T34" style:family="text">
      <style:text-properties officeooo:rsid="0028f3a4"/>
    </style:style>
    <style:style style:name="T35" style:family="text">
      <style:text-properties officeooo:rsid="002abd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ulti-Word-Int</text:p>
      <text:p text:style-name="P18"/>
      <text:p text:style-name="P5">Multi-Word-Int is a large integer library for the Free Pascal compiler.</text:p>
      <text:p text:style-name="P6">It is written entirely in Pascal, works in both 32bit and 64bit environments, so should be portable to any platform that is targeted by the compiler. <text:span text:style-name="T20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43">The performance of this library is not as good/fast as the best libraries available; the intention is to provide a basic but easy-to-use library, that is portable to any target. If you need very fast execution/performance, then please look at other libraries.</text:p>
      <text:p text:style-name="P1"/>
      <text:p text:style-name="P19"><text:span text:style-name="T9">Large </text:span><text:span text:style-name="T8">Integer Types</text:span></text:p>
      <text:p text:style-name="P19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7">M</text:span>ulti_Int_XV :<text:tab/><text:span text:style-name="T20">variab</text:span>le <text:span text:style-name="T20">size</text:span> multiple word integer</text:p>
      <text:p text:style-name="P11"/>
      <text:p text:style-name="P12"><text:span text:style-name="T31">The </text:span><text:span text:style-name="T17">M</text:span>ulti_Int_XV type<text:span text:style-name="T20"> </text:span><text:span text:style-name="T31">has a </text:span><text:span text:style-name="T20">mi</text:span><text:span text:style-name="T32">ni</text:span><text:span text:style-name="T20">mum size </text:span><text:span text:style-name="T32">of</text:span><text:span text:style-name="T20"> 2 </text:span><text:span text:style-name="T32">half-words.</text:span></text:p>
      <text:p text:style-name="P12"/>
      <text:p text:style-name="P12">The <text:span text:style-name="T32">maximum</text:span><text:span text:style-name="T20"> </text:span>size of th<text:span text:style-name="T31">e </text:span><text:span text:style-name="T17">M</text:span>ulti_Int_XV type is defined by the calling code in a parameter to the initialisation procedure; this is in half-words. So, <text:span text:style-name="T1">in a 64bit environment,</text:span> if you specify 128, this equals 64 whole words, which equals 4096 bits. <text:span text:style-name="T24">For example: <text:s/></text:span><text:span text:style-name="T13"><text:s/></text:span><text:span text:style-name="T14">Multi_Int_Initialisation</text:span><text:span text:style-name="T15">(</text:span><text:span text:style-name="T16">32</text:span><text:span text:style-name="T15">)</text:span><text:span text:style-name="T13">; // </text:span><text:span text:style-name="T16">This equals 1024 bits</text:span></text:p>
      <text:p text:style-name="P11"/>
      <text:p text:style-name="P41">From version 4.88 you can now specify the maximum<text:span text:style-name="T20"> </text:span><text:span text:style-name="T6">size of th</text:span><text:span text:style-name="T31">e </text:span><text:span text:style-name="T17">M</text:span><text:span text:style-name="T6">ulti_Int_XV type </text:span>in number of decimal digits, by setting the optional DEC_DIGITS parameter; for example:</text:p>
      <text:p text:style-name="P13"><text:span text:style-name="T14">Multi_Int_Initialisation</text:span><text:span text:style-name="T15">(</text:span><text:span text:style-name="T16">1000, DEC_DIGITS</text:span><text:span text:style-name="T15">)</text:span><text:span text:style-name="T13">; </text:span></text:p>
      <text:p text:style-name="P41"/>
      <text:p text:style-name="P12"><text:span text:style-name="T31">The</text:span><text:span text:style-name="T32"> maximum</text:span><text:span text:style-name="T20"> </text:span>size<text:span text:style-name="T31"> can be changed</text:span><text:span text:style-name="T23"> b</text:span><text:span text:style-name="T20">y calling Multi_Int_Set_XV_Limit, </text:span><text:span text:style-name="T31">where </text:span><text:span text:style-name="T20">you can specify </text:span><text:span text:style-name="T31">an alternate </text:span><text:span text:style-name="T20">maximum size, </text:span><text:span text:style-name="T24">like this:</text:span></text:p>
      <text:p text:style-name="P12"><text:span text:style-name="T13"><text:s/></text:span><text:span text:style-name="T14">Multi_Int_Set_XV_Limit</text:span><text:span text:style-name="T15">(</text:span><text:span text:style-name="T16">48</text:span><text:span text:style-name="T15">)</text:span><text:span text:style-name="T13">; </text:span><text:s/></text:p>
      <text:p text:style-name="P41">or by setting the optional DEC_DIGITS parameter to TRUE, like this:</text:p>
      <text:p text:style-name="P13"><text:span text:style-name="T13"><text:s/></text:span><text:span text:style-name="T14">Multi_Int_Set_XV_Limit</text:span><text:span text:style-name="T15">(</text:span><text:span text:style-name="T16">2000,DEC_DIGITS</text:span><text:span text:style-name="T15">)</text:span><text:span text:style-name="T13">; </text:span><text:s/></text:p>
      <text:p text:style-name="P36"/>
      <text:p text:style-name="P34">As the number contained in a <text:span text:style-name="T17">M</text:span><text:span text:style-name="T6">ulti_Int_XV </text:span>variable gets larger, the size of the variable expands to a size that can contain the number. If the maximum size <text:span text:style-name="T31">limit </text:span>is reached, an overflow exception/error is generated.</text:p>
      <text:p text:style-name="P35"/>
      <text:p text:style-name="P35"><text:soft-page-break/><text:span text:style-name="T23">Individual v</text:span>ariables of type <text:span text:style-name="T17">M</text:span><text:span text:style-name="T6">ulti_Int_XV </text:span><text:span text:style-name="T21">can </text:span><text:span text:style-name="T22">no longer </text:span><text:span text:style-name="T21">be resized explicitly;</text:span> <text:span text:style-name="T31">t</text:span>he Multi_Int_Reset_XV_Size function <text:span text:style-name="T31">is no longer available, due to problems with implementation.</text:span></text:p>
      <text:p text:style-name="P26"/>
      <text:p text:style-name="P6">The larger the size <text:span text:style-name="T20">of </text:span><text:span text:style-name="T17">M</text:span>ulti_Int_XV <text:span text:style-name="T20">variables</text:span>, the slower the calculations become.</text:p>
      <text:p text:style-name="P6">The <text:span text:style-name="T20">fixed-size </text:span>types Multi_Int_X2, Multi_Int_X3 and Multi_Int_X4 are provided for maximum speed<text:span text:style-name="T7">, t</text:span>he Multi_Int_XV type is provided for maximum flexibility. </text:p>
      <text:p text:style-name="P23"/>
      <text:p text:style-name="P23">Operators</text:p>
      <text:p text:style-name="P1"/>
      <text:p text:style-name="P1">The following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8"><text:span text:style-name="T7">xor :<text:tab/></text:span><text:span text:style-name="T27">bitwise </text:span>exclusive-or</text:p>
      <text:p text:style-name="P38">and :<text:tab/>bitwise And function</text:p>
      <text:p text:style-name="P38">not :<text:tab/>bitwise Not function</text:p>
      <text:p text:style-name="P38">or :<text:tab/>bitwise Or function</text:p>
      <text:p text:style-name="P37">shr :<text:tab/>bit shift right</text:p>
      <text:p text:style-name="P37">shl :<text:tab/>bit shift left</text:p>
      <text:p text:style-name="P7"/>
      <text:p text:style-name="P1">The standard comparison/logical operators are provided:</text:p>
      <text:p text:style-name="P4"><text:s text:c="2"/>= <text:tab/><text:span text:style-name="T7">equals</text:span></text:p>
      <text:p text:style-name="P4"><text:s/>&lt;&gt; <text:tab/><text:span text:style-name="T7">not-equals</text:span></text:p>
      <text:p text:style-name="P4"><text:s/>&gt;<text:tab/><text:span text:style-name="T7">greater-than</text:span></text:p>
      <text:p text:style-name="P4"><text:s/>&gt;=<text:tab/><text:span text:style-name="T7">greater-than-or-equal-to</text:span></text:p>
      <text:p text:style-name="P4"><text:s/>&lt;<text:tab/><text:span text:style-name="T7">less-than</text:span> </text:p>
      <text:p text:style-name="P4">&lt;=<text:tab/><text:span text:style-name="T7">less-than-or-equal-to</text:span></text:p>
      <text:p text:style-name="P9">These can be used in expressions in the same was as standard built-in integers.</text:p>
      <text:p text:style-name="P9"/>
      <text:p text:style-name="P39">The bitwise operations are performed on the absolute values. The sign of the result is then calculated according to the following rules:</text:p>
      <text:p text:style-name="P39"><text:span text:style-name="T28">xor</text:span> - if the signs are different, the result is negative, otherwise the result is positive</text:p>
      <text:p text:style-name="P39"><text:span text:style-name="T28">or</text:span> - if the both signs are negative, the result is negative, otherwise the result is positive</text:p>
      <text:p text:style-name="P39"><text:span text:style-name="T28">and</text:span> - if the both signs are negative, the result is negative, otherwise the result is positive</text:p>
      <text:p text:style-name="P39"><text:span text:style-name="T28">not</text:span> - if the sign is positive, the result is negative, otherwise the result is positive</text:p>
      <text:p text:style-name="P22"/>
      <text:p text:style-name="P21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20">t</text:span>o/from real <text:s/><text:span text:style-name="T20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7"/>
      <text:p text:style-name="P17">Explicit conversion to/from other types <text:span text:style-name="T5">is provided </text:span>for the following types:</text:p>
      <text:p text:style-name="P1">to string in decimal notation with <text:span text:style-name="T5">the </text:span><text:span text:style-name="T35">IntToStr function or the </text:span>ToStr method;</text:p>
      <text:p text:style-name="P1">to/from string in hex notation with ToHex and FromHex methods/functions;</text:p>
      <text:p text:style-name="P3"><text:soft-page-break/>to any large integer type from any other with typecast functions:</text:p>
      <text:p text:style-name="P3"><text:s/>To_Multi_Int_XV,</text:p>
      <text:p text:style-name="P3"><text:s/>To_Multi_Int_X4,</text:p>
      <text:p text:style-name="P4"><text:s/>To_Multi_Int_X3</text:p>
      <text:p text:style-name="P4"><text:s/>To_Multi_Int_X2.</text:p>
      <text:p text:style-name="P30"/>
      <text:p text:style-name="P30">One has to be careful when using implicit type/value conversions. When using a numeric type or literal that is greater than a standard integer maximum value, the compiler will a<text:span text:style-name="T20">s</text:span>sume (or implicitly cast to) a float type, then assign that float value to the Multi_Int, and lose a significant amount of precision. An example is the following assignment:</text:p>
      <text:p text:style-name="P30"/>
      <text:p text:style-name="P25">var V:Multi_Int;</text:p>
      <text:p text:style-name="P25">V:=18446744073709551616; <text:s/>// this value is 1 greater than the maximum amount that a uint64 type can contain.</text:p>
      <text:p text:style-name="P27"/>
      <text:p text:style-name="P31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30"/>
      <text:p text:style-name="P25">var V:Multi_Int;</text:p>
      <text:p text:style-name="P25">V:=’18446744073709551616’; <text:s/>// this value is correctly assigned, with no loss of precision.</text:p>
      <text:p text:style-name="P25"/>
      <text:p text:style-name="P30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21"/>
      <text:p text:style-name="P21">Other operations/functions</text:p>
      <text:p text:style-name="P1"/>
      <text:p text:style-name="P1">The following operations/functions are provided:</text:p>
      <text:p text:style-name="P1">Odd(v)</text:p>
      <text:p text:style-name="P1">Even(v)</text:p>
      <text:p text:style-name="P39">Negative(v)<text:tab/><text:tab/><text:tab/>this returns a boolean</text:p>
      <text:p text:style-name="P46">SqRoot(v,result,remainder)</text:p>
      <text:p text:style-name="P46">SqRoot(v,result,)</text:p>
      <text:p text:style-name="P46">Sq<text:span text:style-name="T35">r</text:span>t(v,result,remainder)</text:p>
      <text:p text:style-name="P46">Sq<text:span text:style-name="T35">r</text:span>t(v,result,)<text:tab/><text:tab/><text:tab/><text:span text:style-name="T35">Sqrt and Sqroot are the same functionally</text:span></text:p>
      <text:p text:style-name="P46">Abs(v)</text:p>
      <text:p text:style-name="P7">ShiftUp(v, Nbits)<text:tab/><text:tab/><text:span text:style-name="T25">this function has been replaced by the shl operator</text:span></text:p>
      <text:p text:style-name="P7">ShiftDown(v, Nbits)<text:tab/><text:tab/><text:span text:style-name="T25">this function has been replaced by the shr operator</text:span></text:p>
      <text:p text:style-name="P3">RotateUp(v, Nbits)<text:tab/><text:tab/><text:span text:style-name="T25">this function has been withdrawn</text:span></text:p>
      <text:p text:style-name="P7">RotateDown(v, Nbits)<text:tab/><text:tab/><text:span text:style-name="T25">this function has been withdrawn</text:span></text:p>
      <text:p text:style-name="P3"/>
      <text:p text:style-name="P6">If the Sq<text:span text:style-name="T35">r</text:span>t (square root) function cannot give an exact result, it rounds down, and gives a remainder. <text:span text:style-name="T20">Note that the S</text:span><text:span text:style-name="T25">HL</text:span><text:span text:style-name="T20"> and S</text:span><text:span text:style-name="T25">HR</text:span><text:span text:style-name="T20"> </text:span><text:span text:style-name="T25">operator</text:span><text:span text:style-name="T20">s do not generate overflow exceptions, which is different to the behaviour of the equivalent native code operations.</text:span></text:p>
      <text:p text:style-name="P6"><text:span text:style-name="T5">The </text:span>RotateUp <text:span text:style-name="T5">and </text:span>Rotat<text:span text:style-name="T5">eDown procedures </text:span><text:span text:style-name="T25">have been withdrawn, because of problems with the internal logic</text:span><text:span text:style-name="T5">. 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<text:soft-page-break/>v.Negative<text:tab/>this indicates if the variable is negative</text:p>
      <text:p text:style-name="P21"/>
      <text:p text:style-name="P21">Constants</text:p>
      <text:p text:style-name="P1"/>
      <text:p text:style-name="P1"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20"/>
      <text:p text:style-name="P20">Exceptions</text:p>
      <text:p text:style-name="P4"/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21"/>
      <text:p text:style-name="P21">Technical Notes</text:p>
      <text:p text:style-name="P1"/>
      <text:p text:style-name="P43">Each of the four types have been separated into a single unit:</text:p>
      <text:p text:style-name="P43"><text:tab/>Unit_Multi_Int_X2</text:p>
      <text:p text:style-name="P43"><text:tab/>Unit_Multi_Int_X3</text:p>
      <text:p text:style-name="P43"><text:tab/>Unit_Multi_Int_X4</text:p>
      <text:p text:style-name="P43"><text:tab/>Unit_Multi_Int_XV</text:p>
      <text:p text:style-name="P43"/>
      <text:p text:style-name="P1">The <text:span text:style-name="T20">unit </text:span>code will compile &amp; work correctly in Delphi mode <text:span text:style-name="T26">or</text:span><text:span text:style-name="T7"> ObjFPC </text:span><text:span text:style-name="T18">mode </text:span><text:span text:style-name="T7">with </text:span>"advancedrecords".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 is 32bit or 64bit. This is set automatically to match the version of the compiler you are using, but can be overidden.</text:p>
      <text:p text:style-name="P45">When using the 32bit compiler and/or running on a 32bit CPU, explicitly setting 64bit (in the unit source code) will produce faster execution.</text:p>
      <text:p text:style-name="P1"/>
      <text:p text:style-name="P44">Note that on some Raspberry Pi CPUs, the compiler runs in 64bit mode, but the compiled code does not work correctly. Setting <text:span text:style-name="T6">{$define 32bit} </text:span>fixes the problem. A fix for this problem might be found in the future. <text:span text:style-name="T33">On some</text:span> Raspberry Pi CPUs,<text:span text:style-name="T33"> the -O3 optimisation causes the code to crash, whereas -O2 or -O1 optimisation works ok.</text:span></text:p>
      <text:p text:style-name="P1"/>
      <text:p text:style-name="P14">Multi_Int_Initialisation <text:span text:style-name="T20">can</text:span> <text:span text:style-name="T31">only </text:span>be called <text:span text:style-name="T31">once (previously it could be called many times, but this has been withdrawn due to problems with implementation). </text:span>Multi_Int_Initialisation <text:span text:style-name="T33">only exists in the Unit_Multi_Int_XV, and is not needed for the other types. Multi_Int_Initialisation has an optional parameter that specifies the maximum size the <text:s/>Multi_Int_XV type, and this defaults to 16 </text:span><text:soft-page-break/><text:span text:style-name="T33">half-words. Using the second parameter, the maximum size can be specified in units of decimal digits. Here are some examples:</text:span></text:p>
      <text:p text:style-name="P14"><text:tab/>Multi_Int_Initialisation;<text:tab/>// <text:span text:style-name="T33">defaults to maximum size of 16 half-words</text:span></text:p>
      <text:p text:style-name="P14"><text:tab/>Multi_Int_Initialisation<text:span text:style-name="T33">(32)</text:span>;<text:tab/>// <text:span text:style-name="T33">specifies a maximum size of 32 half-words</text:span></text:p>
      <text:p text:style-name="P14"><text:tab/>Multi_Int_Initialisation<text:span text:style-name="T33">(500,DEC_DIGITS)</text:span>;<text:tab/>// <text:span text:style-name="T33">maximum size of 500 digits</text:span></text:p>
      <text:p text:style-name="P43">If you specify the size in decimal digits, the size is rounded up to nearest half-word, which means that the actual limit might be slightly more than the number of decimal digits you specified.</text:p>
      <text:p text:style-name="P14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6"/>
      <text:p text:style-name="P15"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8"/>
      <text:p text:style-name="P29">There <text:span text:style-name="T34">was previously</text:span><text:span text:style-name="T20"> a </text:span>define in the source code {$define Overflow_Checks}, <text:span text:style-name="T20">which </text:span><text:span text:style-name="T34">wa</text:span>s <text:span text:style-name="T18">intended for use when compiler overflow checks </text:span><text:span text:style-name="T34">we</text:span><text:span text:style-name="T18">re enabled</text:span>. <text:span text:style-name="T34">This no longer needs to be set.</text:span></text:p>
      <text:p text:style-name="P29"/>
      <text:p text:style-name="P29"><text:span text:style-name="T20">The </text:span>code to overload the two-parameter Inc operator/procedure, <text:span text:style-name="T29">has been withdrawn, because of problems with implementation</text:span>.</text:p>
      <text:p text:style-name="P1"/>
      <text:p text:style-name="P32">The library code defines <text:span text:style-name="T29">a </text:span>big integer type for internal use only:</text:p>
      <text:p text:style-name="P32"><text:span text:style-name="T6"><text:tab/>Multi_Int_X</text:span>5</text:p>
      <text:p text:style-name="P33">Th<text:span text:style-name="T33">e</text:span> <text:span text:style-name="T6">Multi_Int_X</text:span>5 type <text:span text:style-name="T30">i</text:span>s <text:span text:style-name="T19">requir</text:span>ed by the division routine.</text:p>
      <text:p text:style-name="P32"/>
      <text:p text:style-name="P1">The library code <text:span text:style-name="T18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8">It is intended for internal library use only.</text:span></text:p>
      <text:p text:style-name="P1"/>
      <text:p text:style-name="P40"><text:soft-page-break/>The internal structure of a large integer is an array of unsigned integers. The array elements are stored little-endian form, therefore the least significant integer array element is at index zero.</text:p>
      <text:p text:style-name="P40">There is a boolean to represent the sign. There is no unsigned large integer type.</text:p>
      <text:p text:style-name="P40">There is a boolean to represent whether an overflow has occurred. There is a boolean to represent whether a variable has been assigned a value, or is undefined.</text:p>
      <text:p text:style-name="P1"/>
      <text:p text:style-name="P1">Here is a small Demo Program...</text:p>
      <text:p text:style-name="P24">(*----------------------------*)</text:p>
      <text:p text:style-name="P24">Program hello_multi_int;</text:p>
      <text:p text:style-name="P24">uses <text:span text:style-name="T33">Unit_</text:span>Multi_Int<text:span text:style-name="T33">_XV</text:span>;</text:p>
      <text:p text:style-name="P24">type Big_Int= Multi_int_X<text:span text:style-name="T33">V</text:span>;</text:p>
      <text:p text:style-name="P24">var<text:tab/>N,P,R,Q<text:tab/>: Big_Int;</text:p>
      <text:p text:style-name="P24">begin</text:p>
      <text:p text:style-name="P24">Multi_Int_Initialisation<text:span text:style-name="T33">(10)</text:span>;</text:p>
      <text:p text:style-name="P24">// literal numbers &gt; 64bit MAXINT <text:span text:style-name="T20">should</text:span> be specified as strings</text:p>
      <text:p text:style-name="P24">N:= '340282366920938463463374607431768211455'; <text:s/>// equals ((2 ** 128) - 1)</text:p>
      <text:p text:style-name="P24">P:= ((Big_Int(2) ** Big_Int(128)) – 1); // sometimes explicit type casting is necessary</text:p>
      <text:p text:style-name="P24">if ((P - N) &lt;&gt; 0) then writeln('Fail!');</text:p>
      <text:p text:style-name="P24">P:= (N ** 2);</text:p>
      <text:p text:style-name="P24">R:= (P div N);</text:p>
      <text:p text:style-name="P24">if (R &lt;&gt; N) then writeln('Fail!')</text:p>
      <text:p text:style-name="P24">else writeln('R = N = ',R.ToStr);</text:p>
      <text:p text:style-name="P24">sqroot(P,R,Q);</text:p>
      <text:p text:style-name="P24">if (R &lt;&gt; N) or (Q &lt;&gt; 0)</text:p>
      <text:p text:style-name="P24">then writeln('Fail!')</text:p>
      <text:p text:style-name="P24">else writeln('Hex R = N = ',R.ToHex);</text:p>
      <text:p text:style-name="P24">end.</text:p>
      <text:p text:style-name="P24">(*----------------------------*)</text:p>
      <text:p text:style-name="P24"/>
      <text:p text:style-name="P42">Documentation v<text:span text:style-name="T33">2</text:span>.<text:span text:style-name="T33">0.</text:span><text:span text:style-name="T35">3</text:span></text:p>
      <text:p text:style-name="P43">Corresponds with Multi_Int Version 5.<text:span text:style-name="T35">0.3</text:span>.</text:p>
      <text:p text:style-name="P42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5-07-04T18:03:17.616000000</dc:date>
    <meta:editing-duration>PT13H34M53S</meta:editing-duration>
    <meta:editing-cycles>53</meta:editing-cycles>
    <meta:generator>LibreOffice/7.5.5.2$Windows_X86_64 LibreOffice_project/ca8fe7424262805f223b9a2334bc7181abbcbf5e</meta:generator>
    <meta:document-statistic meta:table-count="0" meta:image-count="0" meta:object-count="0" meta:page-count="6" meta:paragraph-count="174" meta:word-count="2004" meta:character-count="13153" meta:non-whitespace-character-count="11256"/>
  </office:meta>
</office:document-meta>
</file>